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Arial" fo:font-size="11pt" style:text-underline-style="none" fo:font-weight="normal" officeooo:rsid="001489ce" officeooo:paragraph-rsid="000abd97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line-height="200%" fo:text-align="start" style:justify-single-word="false"/>
      <style:text-properties style:font-name="Arial" fo:font-size="11pt" style:text-underline-style="none" fo:font-weight="normal" officeooo:rsid="001489ce" officeooo:paragraph-rsid="000abd97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1pt" style:text-underline-style="none" fo:font-weight="normal" officeooo:rsid="001489ce" officeooo:paragraph-rsid="000abd97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style:font-name="Arial" fo:font-size="11pt" style:text-underline-style="solid" style:text-underline-width="auto" style:text-underline-color="font-color" fo:font-weight="bold" officeooo:rsid="001489ce" officeooo:paragraph-rsid="000abd97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489ce" officeooo:paragraph-rsid="000abd9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2pt" style:text-underline-style="solid" style:text-underline-width="auto" style:text-underline-color="font-color" fo:font-weight="bold" officeooo:rsid="001489ce" officeooo:paragraph-rsid="000abd97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text-underline-style="none" fo:font-weight="bold" officeooo:rsid="001489ce" officeooo:paragraph-rsid="000abd97" style:font-size-asian="22pt" style:font-weight-asian="bold" style:font-size-complex="22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db869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7">Dokumentation Projekt Asteroids</text:p>
      <text:p text:style-name="P5"/>
      <text:p text:style-name="P1"/>
      <text:p text:style-name="P2"><text:span text:style-name="T3"><text:tab/><text:tab/>Ersteller: </text:span><text:tab/><text:tab/>Birger Möllering</text:p>
      <text:p text:style-name="P2"><text:span text:style-name="T3"><text:tab/><text:tab/>Ausbildungsberuf:</text:span> <text:tab/>Fachinformatiker Anwendungsentwicklung</text:p>
      <text:p text:style-name="P2"><text:span text:style-name="T3"><text:tab/><text:tab/>Ausbildungsbetrieb:</text:span><text:tab/>Third Element Aviation GmbH</text:p>
      <text:p text:style-name="P1"><text:span text:style-name="T3"><text:tab/><text:tab/>Ausbilder:</text:span><text:tab/><text:tab/>Stephan Berkowitz</text:p>
      <text:p text:style-name="P4"><text:span text:style-name="T1"><text:tab/><text:tab/><text:tab/><text:tab/><text:tab/></text:span><text:span text:style-name="T2">sb@3rd-element.com</text:span></text:p>
      <text:p text:style-name="P2"><text:span text:style-name="T3"><text:tab/><text:tab/>Erstellt am:</text:span><text:tab/><text:tab/>1.5.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6:29:55.437547459</meta:creation-date>
    <dc:date>2020-05-03T16:29:42.764531866</dc:date>
    <meta:editing-duration>PT4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1" meta:character-count="248" meta:non-whitespace-character-count="214"/>
  </office:meta>
</office:document-meta>
</file>